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7.99cm" table:align="left"/>
    </style:style>
    <style:style style:name="Tabelle4.A" style:family="table-column">
      <style:table-column-properties style:column-width="3.995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ab-stops>
          <style:tab-stop style:position="14.896cm"/>
        </style:tab-stops>
      </style:paragraph-properties>
      <style:text-properties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ab-stops/>
      </style:paragraph-properties>
      <style:text-properties fo:font-size="12pt" style:text-underline-style="none" fo:font-weight="bold" style:font-size-asian="10.5pt" style:font-weight-asian="bold" style:font-size-complex="12pt" style:font-weight-complex="bold"/>
    </style:style>
    <style:style style:name="P7" style:family="paragraph" style:parent-style-name="Standard">
      <style:paragraph-properties fo:text-align="start" style:justify-single-word="false">
        <style:tab-stops/>
      </style:paragraph-properties>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8" style:family="paragraph" style:parent-style-name="Table_20_Contents">
      <style:paragraph-properties fo:text-align="start" style:justify-single-word="false"/>
      <style:text-properties fo:font-size="12pt" style:font-size-asian="10.5pt" style:font-size-complex="12pt"/>
    </style:style>
    <style:style style:name="P9" style:family="paragraph" style:parent-style-name="Table_20_Contents">
      <style:paragraph-properties fo:text-align="center" style:justify-single-word="false"/>
      <style:text-properties fo:font-size="12pt" style:font-size-asian="10.5pt" style:font-size-complex="12pt"/>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paragraph-properties fo:text-align="start" style:justify-single-word="false">
        <style:tab-stops/>
      </style:paragraph-properties>
      <style:text-properties fo:font-size="12pt" style:text-underline-style="none" fo:font-weight="normal" style:font-size-asian="10.5pt" style:font-weight-asian="normal" style:font-size-complex="12pt" style:font-weight-complex="normal"/>
    </style:style>
    <style:style style:name="P14" style:family="paragraph">
      <style:paragraph-properties fo:text-align="center"/>
    </style:style>
    <style:style style:name="P15" style:family="paragraph">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Arrowhead_20_1" draw:marker-end="Arrowhead_20_1" draw:textarea-horizontal-align="center" draw:textarea-vertical-align="middle" fo:padding-top="0.049cm" fo:padding-bottom="0.049cm" fo:padding-left="0.049cm" fo:padding-right="0.049cm" style:run-through="foreground"/>
    </style:style>
    <style:style style:name="gr4" style:family="graphic">
      <style:graphic-properties svg:stroke-width="0.101cm" draw:textarea-horizontal-align="center" draw:textarea-vertical-align="middle" fo:padding-top="0.049cm" fo:padding-bottom="0.049cm" fo:padding-left="0.049cm" fo:padding-right="0.049cm" style:run-through="foreground"/>
    </style:style>
    <style:style style:name="gr5" style:family="graphic">
      <style:graphic-properties draw:stroke="none" svg:stroke-color="#000000" draw:fill="none" draw:fill-color="#ffffff" fo:min-height="0.503cm" style:run-through="foreground"/>
    </style:style>
    <style:style style:name="gr6" style:family="graphic">
      <style:graphic-properties draw:stroke="none" svg:stroke-color="#000000" draw:fill="none" draw:fill-color="#ffffff" fo:min-height="0.529cm" style:run-through="foreground"/>
    </style:style>
    <style:style style:name="gr7" style:family="graphic">
      <style:graphic-properties draw:stroke="none" svg:stroke-color="#000000" draw:fill="none" draw:fill-color="#ffffff" fo:min-height="0.635cm" style:run-through="foreground"/>
    </style:style>
    <style:style style:name="gr8" style:family="graphic">
      <style:graphic-properties svg:stroke-color="#ff0000" draw:textarea-horizontal-align="center" draw:textarea-vertical-align="middle" style:run-through="foreground"/>
    </style:style>
    <style:style style:name="gr9" style:family="graphic">
      <style:graphic-properties svg:stroke-color="#ff0000" draw:marker-end="Arrowhead_20_1" draw:textarea-horizontal-align="center" draw:textarea-vertical-align="middle" style:run-through="foreground"/>
    </style:style>
    <style:style style:name="gr10" style:family="graphic">
      <style:graphic-properties svg:stroke-color="#ff0000" draw:marker-start="Arrowhead_20_2"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4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rect text:anchor-type="paragraph" draw:z-index="3" draw:style-name="gr1" draw:text-style-name="P14" svg:width="5.469cm" svg:height="3.892cm" svg:x="11.053cm" svg:y="0.24cm"><text:p text:style-name="P14">Future</text:p><text:p text:style-name="P14">- I will help you</text:p><text:p text:style-name="P14">(spontan)</text:p><text:p text:style-name="P14">- I'm going to work this week</text:p><text:p text:style-name="P14">(fester Vorsatz)</text:p><text:p text:style-name="P14">- I am having a party at Friday</text:p><text:p text:style-name="P14">(geplantes Ereignis)</text:p></draw:rect>­</text:p>
      <text:p text:style-name="Standard"/>
      <text:p text:style-name="Standard"/>
      <text:p text:style-name="Standard"><draw:rect text:anchor-type="paragraph" draw:z-index="0" draw:style-name="gr1" draw:text-style-name="P14" svg:width="5.001cm" svg:height="2.5cm" svg:x="5.519cm" svg:y="0.208cm"><text:p text:style-name="P14">Simple present</text:p><text:p text:style-name="P14">I live in Plauen.</text:p><text:p text:style-name="P14">Present progressive</text:p><text:p text:style-name="P14">I am living in … this year</text:p></draw:rect><draw:rect text:anchor-type="paragraph" draw:z-index="1" draw:style-name="gr1" draw:text-style-name="P14" svg:width="5.001cm" svg:height="2.5cm" svg:x="0.15cm" svg:y="0.212cm"><text:p text:style-name="P14">Simple past</text:p><text:p text:style-name="P14">In July I was in GB,</text:p><text:p text:style-name="P14">→ 2. Verbform</text:p><text:p text:style-name="P14">→ keine Auswirkung auf </text:p><text:p text:style-name="P14">Präsensw</text:p></draw:rect></text:p>
      <text:p text:style-name="Standard"/>
      <text:p text:style-name="Standard"><draw:g text:anchor-type="paragraph" draw:z-index="2" draw:style-name="gr2"><draw:line draw:style-name="gr3" draw:text-style-name="P14" svg:x1="0.755cm" svg:y1="2.456cm" svg:x2="15.916cm" svg:y2="2.47cm"><text:p/></draw:line><draw:line draw:style-name="gr4" draw:text-style-name="P14" svg:x1="7.613cm" svg:y1="1.977cm" svg:x2="7.613cm" svg:y2="2.956cm"><text:p/></draw:line><draw:frame draw:style-name="gr5" draw:text-style-name="P15" svg:width="1.985cm" svg:height="0.503cm" svg:x="7.084cm" svg:y="3.168cm"><draw:text-box><text:p><text:span text:style-name="T4">NOW</text:span></text:p></draw:text-box></draw:frame><draw:frame draw:style-name="gr6" draw:text-style-name="P15" svg:width="2.911cm" svg:height="0.53cm" svg:x="0.442cm" svg:y="3.273cm"><draw:text-box><text:p><text:span text:style-name="T4">PAST</text:span></text:p></draw:text-box></draw:frame><draw:frame draw:style-name="gr7" draw:text-style-name="P15" svg:width="2.752cm" svg:height="0.636cm" svg:x="14.995cm" svg:y="3.115cm"><draw:text-box><text:p><text:span text:style-name="T4">FUTURE</text:span></text:p></draw:text-box></draw:frame><draw:rect draw:style-name="gr8" draw:text-style-name="P14" svg:width="4.472cm" svg:height="1.906cm" svg:x="0.416cm" svg:y="4.014cm"><text:p text:style-name="P14">Past progressive</text:p><text:p text:style-name="P14">It was raining last week</text:p></draw:rect><draw:line draw:style-name="gr9" draw:text-style-name="P14" svg:x1="4.913cm" svg:y1="6.766cm" svg:x2="0.494cm" svg:y2="6.792cm"><text:p/></draw:line></draw:g><draw:frame text:anchor-type="paragraph" draw:z-index="6" draw:style-name="gr11" svg:width="2.117cm" svg:height="2.408cm" svg:x="13.116cm" svg:y="7.227cm"><draw:text-box><text:p>keywords:</text:p><text:p>since/for</text:p><text:p>this week</text:p><text:p>ever, never</text:p></draw:text-box></draw:frame><draw:line text:anchor-type="paragraph" draw:z-index="5" draw:style-name="gr10" draw:text-style-name="P14" svg:x1="3.935cm" svg:y1="10.005cm" svg:x2="12.851cm" svg:y2="10.005cm"><text:p/></draw:line><draw:rect text:anchor-type="paragraph" draw:z-index="4" draw:style-name="gr1" draw:text-style-name="P14" svg:width="8.018cm" svg:height="2.065cm" svg:x="3.935cm" svg:y="7.147cm"><text:p text:style-name="P14">Present Perfect</text:p><text:p text:style-name="P14">Since last year I have learned in Pl.</text:p><text:p text:style-name="P14">(Handlungen die in der Verg. Begannen und</text:p><text:p text:style-name="P14">Über die Gegenwart hinaus gehen)</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age 41 number 1</text:p>
      <text:list xml:id="list1696875271" text:style-name="L1">
        <text:list-item>
          <text:p text:style-name="P11">the deep web contains much more information as the surface web</text:p>
          <text:p text:style-name="P11">→ surface = Oberfläche</text:p>
        </text:list-item>
        <text:list-item>
          <text:p text:style-name="P11">you can only get information from there when you use a special search engine</text:p>
        </text:list-item>
        <text:list-item>
          <text:p text:style-name="P11">it can only be discovered by a direct query</text:p>
        </text:list-item>
        <text:list-item>
          <text:p text:style-name="P11">100.000 websites exist in the deep web</text:p>
        </text:list-item>
        <text:list-item>
          <text:p text:style-name="P11">it is 400 to 550 times bigger than the normal world wide web</text:p>
        </text:list-item>
      </text:list>
      <text:p text:style-name="Standard"/>
      <text:p text:style-name="Standard">number 2</text:p>
      <text:list xml:id="list1455177069" text:style-name="L2">
        <text:list-item>
          <text:p text:style-name="P12">websites in the deep web have also own addresses</text:p>
        </text:list-item>
        <text:list-item>
          <text:p text:style-name="P12">the content is 400 to 550 times larger</text:p>
        </text:list-item>
        <text:list-item>
          <text:p text:style-name="P12">the number of documents is nearly by 550 billion</text:p>
        </text:list-item>
        <text:list-item>
          <text:p text:style-name="P12">you do not have to pay for the content of the deep web</text:p>
        </text:list-item>
        <text:list-item>
          <text:p text:style-name="P12"/>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he <text:s/>Internet“ by A.N. Wilson</text:p>
      <text:p text:style-name="P1"/>
      <text:p text:style-name="P1">Why has the author changed his mind about the internet?</text:p>
      <text:p text:style-name="P1">The author read the book from Andrew Keen. The book with the title „The Cult of the Amateur“ </text:p>
      <text:p text:style-name="P1">thematizes the dangers of the internet including the factors amateurs, professional advertising and propaganda.</text:p>
      <text:p text:style-name="P1">He also listened to the speech of Eric Schmidt and there he told that a lot data's will be saved in the future.</text:p>
      <text:p text:style-name="P1"/>
      <text:p text:style-name="P1">Point out why you can't use wikipedia as a reliable source of knowledge!</text:p>
      <text:p text:style-name="P1">His arguments therefore are: Everyone can edit and write articles in the database of knowledge. It does not matter whether this is true or false. Thats why wikipedia has a lot misinformations for soe topics.</text:p>
      <text:p text:style-name="P1"/>
      <text:p text:style-name="P1">Describe the opinion „an amateur contribution is often, in fact, professional advertising or propaganda!</text:p>
      <text:p text:style-name="P1">You can explain this at the aspect of youtube. Everyone can uploads his videos there, it does not matter whether he is an amateur or he does this as his job. Some videos which looks like homemade amateur videos are not as everbody espects. They are masterpieces of media and advertisment professionals and containing advertisment in the background of the video. You just casually guess that this is advertisment too. </text:p>
      <text:p text:style-name="P1"/>
      <text:p text:style-name="P1">Zusammenfassung:</text:p>
      <text:p text:style-name="P1">Der Text „The Internet“, <text:s/>welcher von A. N. Wilson geschrieben wurde, thematisiert zum Einen das mittlerweile fast alle Firmen zu Datensaugern geworden sind und zum Anderen wie das Informationsmedium Internet für Werbung und Propaganda missbraucht wird. </text:p>
      <text:p text:style-name="P1">Er macht dies an einem, mit de Google Verantwortlichen Eric Schmidt, Interview deutlich. Schmidt sagt darin aus, dass das Unternehmen darauf bestrebt ist möglichst viele und immer mehr Daten seiner Benutzer zu speichern. Um ihnen in Zukunft Fragen wie „Was für ein Job würde zu mir passen“ oder „Was soll ich morgen tun?“ Antworten bieten zu können.</text:p>
      <text:p text:style-name="P1">Bei der Thematik Werbeseuche im Internet bezieht sich Wilson auf Facebook und Youtube. <text:s/></text:p>
      <text:p text:style-name="P1">Wo systematisch, ohne das es vom User wahrgenommen, Werbung eingeblendet wird. Dadurch das mittlerweile an jeder erednklichen Stelle Werbung eingeblendet wird, fühlt man sich als Benutzer teilweise schon fast erdrückt.</text:p>
      <text:p text:style-name="P1">Professionelle Marketingentwickler stellen, zum Beispiel, eine Videoreihe auf Youtube in der sie den Beobachter glauben machen, dies sei der Videoblog eines jungens Mädchens. In Wirklichkeit ist dieser Videoblog jedoch nur eine gut ausgeklügelte Werbekapagne.</text:p>
      <text:p text:style-name="P1">Der Autor will uns dafür sensibilisieren, uns mit dem Thema und der Entwicklung des Internets auseinander zusetz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he internet has turned into an „amoral monster“.</text:p>
      <text:p text:style-name="P1"/>
      <text:p text:style-name="P1"/>
      <text:p text:style-name="P1">Most search engines only acquire personal information of there users.</text:p>
      <text:p text:style-name="P1">pro: - to improve the searching results quality</text:p>
      <text:p text:style-name="P1"><text:s text:c="7"/>- </text:p>
      <text:p text:style-name="P1"/>
      <text:p text:style-name="P1">You can't trust the information you get from wikipedia entries.</text:p>
      <text:p text:style-name="P1">Pro: - also amateurs can write articles there</text:p>
      <text:p text:style-name="P1"/>
      <text:p text:style-name="P1">contra: - with a little bit of human thinking you can see whether this information are bad</text:p>
      <text:p text:style-name="P1"/>
      <text:p text:style-name="P1"/>
      <text:p text:style-name="P1">Social networking is only suitable for people who are kean on expressing themselves.</text:p>
      <text:p text:style-name="P1">Pro: - </text:p>
      <text:p text:style-name="P1"/>
      <text:p text:style-name="P1">contra: - it is probably something for everyone, but you have to think more about the information</text:p>
      <text:p text:style-name="P1"><text:tab/> <text:s text:c="2"/>which you do provide there</text:p>
      <text:p text:style-name="P1"/>
      <text:p text:style-name="P1">Write down your statements about the internet.</text:p>
      <text:p text:style-name="P1">To use social network will destroy the skill to communicate in the real life.</text:p>
      <text:p text:style-name="P1"/>
      <text:p text:style-name="P1"/>
      <text:p text:style-name="P2">Unit 5</text:p>
      <text:p text:style-name="P3">1<text:tab/>compatible</text:p>
      <text:p text:style-name="P3">2<text:tab/>200MHz</text:p>
      <text:p text:style-name="P3">3<text:tab/>64MB</text:p>
      <text:p text:style-name="P3">4<text:tab/>5.25 inch</text:p>
      <text:p text:style-name="P3">5<text:tab/>XP</text:p>
      <text:p text:style-name="P3">6<text:tab/>2000</text:p>
      <text:p text:style-name="P3">7<text:tab/>98</text:p>
      <text:p text:style-name="P3">8<text:tab/>95</text:p>
      <text:p text:style-name="P3">9<text:tab/>4.0</text:p>
      <text:p text:style-name="P3">10<text:tab/>E-IDE</text:p>
      <text:p text:style-name="P3">11<text:tab/>40MB</text:p>
      <text:p text:style-name="P3"/>
      <text:p text:style-name="P3">plug – Stecker</text:p>
      <text:p text:style-name="P3">requirement – Anforderung, Voraussetzung</text:p>
      <text:p text:style-name="P3">ensure – sicher stellen</text:p>
      <text:p text:style-name="P3">interface connector – Schnittstellenverbindung</text:p>
      <text:p text:style-name="P3">bay – Schlitz</text:p>
      <text:p text:style-name="P3">connect to – anschließen an</text:p>
      <text:p text:style-name="P3">damp – feucht (nass)</text:p>
      <text:p text:style-name="P3">humid – feucht (Luftfeuchtigkeit)</text:p>
      <text:p text:style-name="P3">dusty – staubig</text:p>
      <text:p text:style-name="P3">interference – Störung</text:p>
      <text:p text:style-name="P3">housing – Gehäuse</text:p>
      <text:p text:style-name="P3">assembly – Montage</text:p>
      <text:p text:style-name="P3">assembly line – Fließband</text:p>
      <text:p text:style-name="P3">anchoring screw – Befestigungsschrauben</text:p>
      <text:p text:style-name="P3"/>
      <text:p text:style-name="P3"/>
      <text:p text:style-name="P3"><text:soft-page-break/></text:p>
      <text:p text:style-name="P3"/>
      <text:p text:style-name="P3"/>
      <text:p text:style-name="P3">1<text:tab/>humid</text:p>
      <text:p text:style-name="P3">2<text:tab/>damp</text:p>
      <text:p text:style-name="P3">3<text:tab/>ventilated</text:p>
      <text:p text:style-name="P3">4<text:tab/>dusty</text:p>
      <text:p text:style-name="P3">5<text:tab/>fluids</text:p>
      <text:p text:style-name="P3">6<text:tab/>interference</text:p>
      <text:p text:style-name="P3">7<text:tab/>dirty</text:p>
      <text:p text:style-name="P3">8<text:tab/>heavy</text:p>
      <text:p text:style-name="P3">9<text:tab/>damaged</text:p>
      <text:p text:style-name="P3">10 <text:tab/>curr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6-9</text:p>
      <text:p text:style-name="P3">Robot exclusion</text:p>
      <text:p text:style-name="P3">Die Textdatei namens robot.txt, welche normalerweise im Hauptverzeichnis der Website liegt, sagt den Suchmaschinen welche Dateien und Ordner nicht indeziert werden sollen. Deshalb heißt die Datei <text:s/>„ robot exclusion “. Wenn diese Datei eingerichtet ist, werden bestimmte, die in dieser eingetragen worden, geblockt, daher werden diese unsichtbar für Suchende. </text:p>
      <text:p text:style-name="P3"/>
      <text:p text:style-name="P3">Flash-Animationen:</text:p>
      <text:p text:style-name="P3">Textinhalt aus Flash-Animationen wird nicht indeziert, jedoch zusätzliche Meta-Informationen möglicherweise. </text:p>
      <text:p text:style-name="P3"/>
      <text:p text:style-name="P3">GPS-markiert</text:p>
      <text:p text:style-name="P3">Der Webserver einer Webseite kann die ungefähre geografische Position, über die IP Adresse des Besuchers, ermitteln. Dadurch können Computer aus bestimmten Gebieten geblockt werden. Das kann ebenfalls das Sperren einiger Suchmaschinen beinhalten. Zum Beispiel, einige amerikanische Fernsehsender strahlen im Internet Videos aus, aber diese Seiten sind nur für US-Bürger erreichbar, manchmal sogar nur in bestimmten Gebieten oder Bundesstaaten. </text:p>
      <text:p text:style-name="P3"/>
      <text:p text:style-name="P3">Versteckte Seiten</text:p>
      <text:p text:style-name="P3">Einer der einfachsten und häufigsten Gründe für unsichtbare Webseiten ist das, diese versteckt sind. <text:s/>Das kommt dadurch, das es keine Reihenfolge von anklickbaren Links gibt, um auf diese Seite zu gelangen, Die Seiten sind zwar erreichbar, aber nur für Leute die von ihrer Existenz wissen, können dies anschauen.</text:p>
      <text:p text:style-name="P3"/>
      <text:p text:style-name="P3"/>
      <table:table table:name="Tabelle1" table:style-name="Tabelle1">
        <table:table-column table:style-name="Tabelle1.A"/>
        <table:table-column table:style-name="Tabelle1.B"/>
        <table:table-row>
          <table:table-cell table:style-name="Tabelle1.A1" office:value-type="string">
            <text:p text:style-name="P10">exclusion (Abs. 6)</text:p>
          </table:table-cell>
          <table:table-cell table:style-name="Tabelle1.B1" office:value-type="string">
            <text:p text:style-name="P10">Ausschluss, Ausgrenzung</text:p>
          </table:table-cell>
        </table:table-row>
        <table:table-row>
          <table:table-cell table:style-name="Tabelle1.A2" office:value-type="string">
            <text:p text:style-name="P10">directory (Abs. 6)</text:p>
          </table:table-cell>
          <table:table-cell table:style-name="Tabelle1.B2" office:value-type="string">
            <text:p text:style-name="P10">Verzeichnis</text:p>
          </table:table-cell>
        </table:table-row>
        <table:table-row>
          <table:table-cell table:style-name="Tabelle1.A2" office:value-type="string">
            <text:p text:style-name="P10">hence (Abs. 6)</text:p>
          </table:table-cell>
          <table:table-cell table:style-name="Tabelle1.B2" office:value-type="string">
            <text:p text:style-name="P10">daher, deshalb</text:p>
          </table:table-cell>
        </table:table-row>
        <table:table-row>
          <table:table-cell table:style-name="Tabelle1.A2" office:value-type="string">
            <text:p text:style-name="P10">block (Abs. 6)</text:p>
          </table:table-cell>
          <table:table-cell table:style-name="Tabelle1.B2" office:value-type="string">
            <text:p text:style-name="P10">sperren</text:p>
          </table:table-cell>
        </table:table-row>
        <table:table-row>
          <table:table-cell table:style-name="Tabelle1.A2" office:value-type="string">
            <text:p text:style-name="P10">indexed (Abs. 6)</text:p>
          </table:table-cell>
          <table:table-cell table:style-name="Tabelle1.B2" office:value-type="string">
            <text:p text:style-name="P10">indeziert</text:p>
          </table:table-cell>
        </table:table-row>
        <table:table-row>
          <table:table-cell table:style-name="Tabelle1.A2" office:value-type="string">
            <text:p text:style-name="P10">flash presentation (Abs. 7)</text:p>
          </table:table-cell>
          <table:table-cell table:style-name="Tabelle1.B2" office:value-type="string">
            <text:p text:style-name="P10">Flash-Animationen</text:p>
          </table:table-cell>
        </table:table-row>
        <table:table-row>
          <table:table-cell table:style-name="Tabelle1.A2" office:value-type="string">
            <text:p text:style-name="P10">geographic location (Abs.8)</text:p>
          </table:table-cell>
          <table:table-cell table:style-name="Tabelle1.B2" office:value-type="string">
            <text:p text:style-name="P10">Geografische Situation</text:p>
          </table:table-cell>
        </table:table-row>
        <table:table-row>
          <table:table-cell table:style-name="Tabelle1.A2" office:value-type="string">
            <text:p text:style-name="P10">broadcaster (Abs. 8)</text:p>
          </table:table-cell>
          <table:table-cell table:style-name="Tabelle1.B2" office:value-type="string">
            <text:p text:style-name="P10">Sender, Rundfunk</text:p>
          </table:table-cell>
        </table:table-row>
        <table:table-row>
          <table:table-cell table:style-name="Tabelle1.A2" office:value-type="string">
            <text:p text:style-name="P10">hidden (Abs. 9)</text:p>
          </table:table-cell>
          <table:table-cell table:style-name="Tabelle1.B2" office:value-type="string">
            <text:p text:style-name="P10">versteckt</text:p>
          </table:table-cell>
        </table:table-row>
        <table:table-row>
          <table:table-cell table:style-name="Tabelle1.A2" office:value-type="string">
            <text:p text:style-name="P10">sequence (Abs. 9)</text:p>
          </table:table-cell>
          <table:table-cell table:style-name="Tabelle1.B2" office:value-type="string">
            <text:p text:style-name="P10">Reihenfolge</text:p>
          </table:table-cell>
        </table:table-row>
        <table:table-row>
          <table:table-cell table:style-name="Tabelle1.A2" office:value-type="string">
            <text:p text:style-name="P10">hyperlink (Abs. 9)</text:p>
          </table:table-cell>
          <table:table-cell table:style-name="Tabelle1.B2" office:value-type="string">
            <text:p text:style-name="P10">Querverweis, Hyperlink</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able:table table:name="Tabelle2" table:style-name="Tabelle2">
        <table:table-column table:style-name="Tabelle2.A"/>
        <table:table-column table:style-name="Tabelle2.B"/>
        <text:soft-page-break/>
        <table:table-row>
          <table:table-cell table:style-name="Tabelle2.A1" office:value-type="string">
            <text:p text:style-name="P8">Seeking</text:p>
          </table:table-cell>
          <table:table-cell table:style-name="Tabelle2.B1" office:value-type="string">
            <text:p text:style-name="P8">Suchen</text:p>
          </table:table-cell>
        </table:table-row>
        <table:table-row>
          <table:table-cell table:style-name="Tabelle2.A2" office:value-type="string">
            <text:p text:style-name="P8">probably</text:p>
          </table:table-cell>
          <table:table-cell table:style-name="Tabelle2.B2" office:value-type="string">
            <text:p text:style-name="P8">Vielleicht</text:p>
          </table:table-cell>
        </table:table-row>
        <table:table-row>
          <table:table-cell table:style-name="Tabelle2.A2" office:value-type="string">
            <text:p text:style-name="P8">indexed</text:p>
          </table:table-cell>
          <table:table-cell table:style-name="Tabelle2.B2" office:value-type="string">
            <text:p text:style-name="P8">Gelistet</text:p>
          </table:table-cell>
        </table:table-row>
        <table:table-row>
          <table:table-cell table:style-name="Tabelle2.A2" office:value-type="string">
            <text:p text:style-name="P8">Fortunately</text:p>
          </table:table-cell>
          <table:table-cell table:style-name="Tabelle2.B2" office:value-type="string">
            <text:p text:style-name="P8">Glücklicher weise</text:p>
          </table:table-cell>
        </table:table-row>
        <table:table-row>
          <table:table-cell table:style-name="Tabelle2.A2" office:value-type="string">
            <text:p text:style-name="P8">entity</text:p>
          </table:table-cell>
          <table:table-cell table:style-name="Tabelle2.B2" office:value-type="string">
            <text:p text:style-name="P8">Einrichtung</text:p>
          </table:table-cell>
        </table:table-row>
        <table:table-row>
          <table:table-cell table:style-name="Tabelle2.A2" office:value-type="string">
            <text:p text:style-name="P8">estimate</text:p>
          </table:table-cell>
          <table:table-cell table:style-name="Tabelle2.B2" office:value-type="string">
            <text:p text:style-name="P8">Gründen</text:p>
          </table:table-cell>
        </table:table-row>
        <table:table-row>
          <table:table-cell table:style-name="Tabelle2.A2" office:value-type="string">
            <text:p text:style-name="P8">mere</text:p>
          </table:table-cell>
          <table:table-cell table:style-name="Tabelle2.B2" office:value-type="string">
            <text:p text:style-name="P8">nur</text:p>
          </table:table-cell>
        </table:table-row>
        <table:table-row>
          <table:table-cell table:style-name="Tabelle2.A2" office:value-type="string">
            <text:p text:style-name="P8">considered</text:p>
          </table:table-cell>
          <table:table-cell table:style-name="Tabelle2.B2" office:value-type="string">
            <text:p text:style-name="P8">Betracht ziehend</text:p>
          </table:table-cell>
        </table:table-row>
        <table:table-row>
          <table:table-cell table:style-name="Tabelle2.A2" office:value-type="string">
            <text:p text:style-name="P8">Patent application</text:p>
          </table:table-cell>
          <table:table-cell table:style-name="Tabelle2.B2" office:value-type="string">
            <text:p text:style-name="P8">Patentanwendung</text:p>
          </table:table-cell>
        </table:table-row>
        <table:table-row>
          <table:table-cell table:style-name="Tabelle2.A2" office:value-type="string">
            <text:p text:style-name="P8">Speculates</text:p>
          </table:table-cell>
          <table:table-cell table:style-name="Tabelle2.B2" office:value-type="string">
            <text:p text:style-name="P8">Spekulieren</text:p>
          </table:table-cell>
        </table:table-row>
        <table:table-row>
          <table:table-cell table:style-name="Tabelle2.A2" office:value-type="string">
            <text:p text:style-name="P8">Planning to index</text:p>
          </table:table-cell>
          <table:table-cell table:style-name="Tabelle2.B2" office:value-type="string">
            <text:p text:style-name="P8">Geplant zu listen</text:p>
          </table:table-cell>
        </table:table-row>
        <table:table-row>
          <table:table-cell table:style-name="Tabelle2.A2" office:value-type="string">
            <text:p text:style-name="P8">Previously</text:p>
          </table:table-cell>
          <table:table-cell table:style-name="Tabelle2.B2" office:value-type="string">
            <text:p text:style-name="P8">Vorher</text:p>
          </table:table-cell>
        </table:table-row>
        <table:table-row>
          <table:table-cell table:style-name="Tabelle2.A2" office:value-type="string">
            <text:p text:style-name="P8">Indicating</text:p>
          </table:table-cell>
          <table:table-cell table:style-name="Tabelle2.B2" office:value-type="string">
            <text:p text:style-name="P8">Nachwesend</text:p>
          </table:table-cell>
        </table:table-row>
        <table:table-row>
          <table:table-cell table:style-name="Tabelle2.A2" office:value-type="string">
            <text:p text:style-name="P8">Guesstimate</text:p>
          </table:table-cell>
          <table:table-cell table:style-name="Tabelle2.B2" office:value-type="string">
            <text:p text:style-name="P8">Die schätzung</text:p>
          </table:table-cell>
        </table:table-row>
        <table:table-row>
          <table:table-cell table:style-name="Tabelle2.A2" office:value-type="string">
            <text:p text:style-name="P8">Astute </text:p>
          </table:table-cell>
          <table:table-cell table:style-name="Tabelle2.B2" office:value-type="string">
            <text:p text:style-name="P8">Klug</text:p>
          </table:table-cell>
        </table:table-row>
        <table:table-row>
          <table:table-cell table:style-name="Tabelle2.A2" office:value-type="string">
            <text:p text:style-name="P8">Futility</text:p>
          </table:table-cell>
          <table:table-cell table:style-name="Tabelle2.B2" office:value-type="string">
            <text:p text:style-name="P8">Sinnlos</text:p>
          </table:table-cell>
        </table:table-row>
        <table:table-row>
          <table:table-cell table:style-name="Tabelle2.A2" office:value-type="string">
            <text:p text:style-name="P8">Dump</text:p>
          </table:table-cell>
          <table:table-cell table:style-name="Tabelle2.B2" office:value-type="string">
            <text:p text:style-name="P8">Abladen</text:p>
          </table:table-cell>
        </table:table-row>
        <table:table-row>
          <table:table-cell table:style-name="Tabelle2.A2" office:value-type="string">
            <text:p text:style-name="P8">Publishing</text:p>
          </table:table-cell>
          <table:table-cell table:style-name="Tabelle2.B2" office:value-type="string">
            <text:p text:style-name="P8">Veröffentlichen</text:p>
          </table:table-cell>
        </table:table-row>
        <table:table-row>
          <table:table-cell table:style-name="Tabelle2.A2" office:value-type="string">
            <text:p text:style-name="P8">Form based</text:p>
          </table:table-cell>
          <table:table-cell table:style-name="Tabelle2.B2" office:value-type="string">
            <text:p text:style-name="P8">Formular bezogen</text:p>
          </table:table-cell>
        </table:table-row>
        <table:table-row>
          <table:table-cell table:style-name="Tabelle2.A2" office:value-type="string">
            <text:p text:style-name="P8">Query generated</text:p>
          </table:table-cell>
          <table:table-cell table:style-name="Tabelle2.B2" office:value-type="string">
            <text:p text:style-name="P8">Von suchmaschinen generiert</text:p>
          </table:table-cell>
        </table:table-row>
        <table:table-row>
          <table:table-cell table:style-name="Tabelle2.A2" office:value-type="string">
            <text:p text:style-name="P8">Spreadsheet</text:p>
          </table:table-cell>
          <table:table-cell table:style-name="Tabelle2.B2" office:value-type="string">
            <text:p text:style-name="P8">Tabellenkalkulation</text:p>
          </table:table-cell>
        </table:table-row>
        <table:table-row>
          <table:table-cell table:style-name="Tabelle2.A2" office:value-type="string">
            <text:p text:style-name="P8">Benefit</text:p>
          </table:table-cell>
          <table:table-cell table:style-name="Tabelle2.B2" office:value-type="string">
            <text:p text:style-name="P8">Profit</text:p>
          </table:table-cell>
        </table:table-row>
        <table:table-row>
          <table:table-cell table:style-name="Tabelle2.A2" office:value-type="string">
            <text:p text:style-name="P8">Supplement</text:p>
          </table:table-cell>
          <table:table-cell table:style-name="Tabelle2.B2" office:value-type="string">
            <text:p text:style-name="P8">Ergänzen</text:p>
          </table:table-cell>
        </table:table-row>
        <table:table-row>
          <table:table-cell table:style-name="Tabelle2.A2" office:value-type="string">
            <text:p text:style-name="P8">Librarions and researches</text:p>
          </table:table-cell>
          <table:table-cell table:style-name="Tabelle2.B2" office:value-type="string">
            <text:p text:style-name="P8">Bibliothekare und forscher</text:p>
          </table:table-cell>
        </table:table-row>
        <table:table-row>
          <table:table-cell table:style-name="Tabelle2.A2" office:value-type="string">
            <text:p text:style-name="P8">Transcribe</text:p>
          </table:table-cell>
          <table:table-cell table:style-name="Tabelle2.B2" office:value-type="string">
            <text:p text:style-name="P8">Übertragen</text:p>
          </table:table-cell>
        </table:table-row>
        <table:table-row>
          <table:table-cell table:style-name="Tabelle2.A2" office:value-type="string">
            <text:p text:style-name="P8">Related</text:p>
          </table:table-cell>
          <table:table-cell table:style-name="Tabelle2.B2" office:value-type="string">
            <text:p text:style-name="P8">Verwandt</text:p>
          </table:table-cell>
        </table:table-row>
        <table:table-row>
          <table:table-cell table:style-name="Tabelle2.A2" office:value-type="string">
            <text:p text:style-name="P8">Hence</text:p>
          </table:table-cell>
          <table:table-cell table:style-name="Tabelle2.B2" office:value-type="string">
            <text:p text:style-name="P8">Daher</text:p>
          </table:table-cell>
        </table:table-row>
        <table:table-row>
          <table:table-cell table:style-name="Tabelle2.A2" office:value-type="string">
            <text:p text:style-name="P8">Maps out </text:p>
          </table:table-cell>
          <table:table-cell table:style-name="Tabelle2.B2" office:value-type="string">
            <text:p text:style-name="P8">Aufzeigen</text:p>
          </table:table-cell>
        </table:table-row>
        <table:table-row>
          <table:table-cell table:style-name="Tabelle2.A2" office:value-type="string">
            <text:p text:style-name="P8">In turn</text:p>
          </table:table-cell>
          <table:table-cell table:style-name="Tabelle2.B2" office:value-type="string">
            <text:p text:style-name="P8">Wiederum</text:p>
          </table:table-cell>
        </table:table-row>
        <table:table-row>
          <table:table-cell table:style-name="Tabelle2.A2" office:value-type="string">
            <text:p text:style-name="P8">Sitemap generator and template</text:p>
          </table:table-cell>
          <table:table-cell table:style-name="Tabelle2.B2" office:value-type="string">
            <text:p text:style-name="P8">Sitemap ersteller und vorlage</text:p>
          </table:table-cell>
        </table:table-row>
        <table:table-row>
          <table:table-cell table:style-name="Tabelle2.A2" office:value-type="string">
            <text:p text:style-name="P8">tend</text:p>
          </table:table-cell>
          <table:table-cell table:style-name="Tabelle2.B2" office:value-type="string">
            <text:p text:style-name="P8">Neigen</text:p>
          </table:table-cell>
        </table:table-row>
        <table:table-row>
          <table:table-cell table:style-name="Tabelle2.A2" office:value-type="string">
            <text:p text:style-name="P8">Queryterms</text:p>
          </table:table-cell>
          <table:table-cell table:style-name="Tabelle2.B2" office:value-type="string">
            <text:p text:style-name="P8">Abfrage begriffe</text:p>
          </table:table-cell>
        </table:table-row>
        <table:table-row>
          <table:table-cell table:style-name="Tabelle2.A2" office:value-type="string">
            <text:p text:style-name="P8">Quite literal</text:p>
          </table:table-cell>
          <table:table-cell table:style-name="Tabelle2.B2" office:value-type="string">
            <text:p text:style-name="P8">Ganz wörtlich</text:p>
          </table:table-cell>
        </table:table-row>
        <table:table-row>
          <table:table-cell table:style-name="Tabelle2.A2" office:value-type="string">
            <text:p text:style-name="P8">Weblog</text:p>
          </table:table-cell>
          <table:table-cell table:style-name="Tabelle2.B2" office:value-type="string">
            <text:p text:style-name="P8">Chronik</text:p>
          </table:table-cell>
        </table:table-row>
        <table:table-row>
          <table:table-cell table:style-name="Tabelle2.A2" office:value-type="string">
            <text:p text:style-name="P8">Albeit</text:p>
          </table:table-cell>
          <table:table-cell table:style-name="Tabelle2.B2" office:value-type="string">
            <text:p text:style-name="P8">Ob gleich / wenn gleich</text:p>
          </table:table-cell>
        </table:table-row>
        <table:table-row>
          <table:table-cell table:style-name="Tabelle2.A2" office:value-type="string">
            <text:p text:style-name="P8">Otherwise</text:p>
          </table:table-cell>
          <table:table-cell table:style-name="Tabelle2.B2" office:value-type="string">
            <text:p text:style-name="P8">Sonst / anders</text:p>
          </table:table-cell>
        </table:table-row>
        <table:table-row>
          <table:table-cell table:style-name="Tabelle2.A2" office:value-type="string">
            <text:p text:style-name="P8">Relating</text:p>
          </table:table-cell>
          <table:table-cell table:style-name="Tabelle2.B2" office:value-type="string">
            <text:p text:style-name="P8">Bezüglich</text:p>
          </table:table-cell>
        </table:table-row>
        <text:soft-page-break/>
        <table:table-row>
          <table:table-cell table:style-name="Tabelle2.A2" office:value-type="string">
            <text:p text:style-name="P8">Sepiciality</text:p>
          </table:table-cell>
          <table:table-cell table:style-name="Tabelle2.B2" office:value-type="string">
            <text:p text:style-name="P8">Spezialisierte</text:p>
          </table:table-cell>
        </table:table-row>
        <table:table-row>
          <table:table-cell table:style-name="Tabelle2.A2" office:value-type="string">
            <text:p text:style-name="P8">Suitable</text:p>
          </table:table-cell>
          <table:table-cell table:style-name="Tabelle2.B2" office:value-type="string">
            <text:p text:style-name="P8">passend</text:p>
          </table:table-cell>
        </table:table-row>
      </table:table>
      <text:p text:style-name="P3"/>
      <text:p text:style-name="P3">1<text:tab/>technical support</text:p>
      <text:p text:style-name="P3">2<text:tab/>receive the latest information</text:p>
      <text:p text:style-name="P3">3<text:tab/></text:p>
      <text:p text:style-name="P3">4<text:tab/>get access to the knowledge database</text:p>
      <text:p text:style-name="P3">5<text:tab/>online</text:p>
      <text:p text:style-name="P3">6<text:tab/>registration</text:p>
      <text:p text:style-name="P3">7<text:tab/></text:p>
      <text:p text:style-name="P3">8<text:tab/>dialog</text:p>
      <text:p text:style-name="P3">9<text:tab/>register</text:p>
      <text:p text:style-name="P3">10<text:tab/>registration</text:p>
      <text:p text:style-name="P3">11<text:tab/>user name</text:p>
      <text:p text:style-name="P3">12<text:tab/>password</text:p>
      <text:p text:style-name="P3">13<text:tab/>internal</text:p>
      <text:p text:style-name="P3">14<text:tab/>give</text:p>
      <text:p text:style-name="P3"/>
      <text:p text:style-name="P3"/>
      <text:p text:style-name="P3"/>
      <text:p text:style-name="P3">(8)</text:p>
      <text:p text:style-name="P3">1<text:tab/>L</text:p>
      <text:p text:style-name="P3">2<text:tab/>F</text:p>
      <text:p text:style-name="P3">3<text:tab/>K</text:p>
      <text:p text:style-name="P3">4<text:tab/>I</text:p>
      <text:p text:style-name="P3">5<text:tab/>A</text:p>
      <text:p text:style-name="P3">6<text:tab/>H</text:p>
      <text:p text:style-name="P3">7<text:tab/>C</text:p>
      <text:p text:style-name="P3">8<text:tab/>G</text:p>
      <text:p text:style-name="P3">9<text:tab/>D</text:p>
      <text:p text:style-name="P3">10<text:tab/>E</text:p>
      <text:p text:style-name="P3">11<text:tab/>B</text:p>
      <text:p text:style-name="P3">12<text:tab/>J</text:p>
      <text:p text:style-name="P3"/>
      <text:p text:style-name="P3">(10)</text:p>
      <text:p text:style-name="P3">1<text:tab/>unsufficient</text:p>
      <text:p text:style-name="P3">2<text:tab/>incorrect</text:p>
      <text:p text:style-name="P3">3<text:tab/>remove</text:p>
      <text:p text:style-name="P3">4<text:tab/>serious<text:tab/><text:tab/>detected</text:p>
      <text:p text:style-name="P3">5<text:tab/>current</text:p>
      <text:p text:style-name="P3">6<text:tab/>invalid</text:p>
      <text:p text:style-name="P3">7<text:tab/>corrupt</text:p>
      <text:p text:style-name="P3">8<text:tab/>occured</text:p>
      <text:p text:style-name="P3"/>
      <text:p text:style-name="P3">(11)</text:p>
      <text:p text:style-name="P3">1<text:tab/>Because there is no button if you don't like to delete the file.</text:p>
      <text:p text:style-name="P3">2<text:tab/>There should be only a „ok“ button.</text:p>
      <text:p text:style-name="P3">3<text:tab/>No one can Error Codes out of his mind.</text:p>
      <text:p text:style-name="P3">4<text:tab/>It is better to rename the „Cancel“ button to „No“</text:p>
      <text:p text:style-name="P3"/>
      <text:p text:style-name="P3"/>
      <text:p text:style-name="P3"><text:soft-page-break/></text:p>
      <text:p text:style-name="P3"/>
      <text:p text:style-name="P3">Relative pronouns</text:p>
      <text:p text:style-name="P3"><text:s/>→ which bezieht sich auf Sachen</text:p>
      <text:p text:style-name="P3"><text:s/>→ who bezieht sich auf Personen</text:p>
      <text:p text:style-name="P3"><text:s/>→ that bezieht sich sowohl auf Personen als auch auf Sachen und kann who und which ersetzen</text:p>
      <text:p text:style-name="P3"/>
      <text:p text:style-name="P3">1<text:tab/>which</text:p>
      <text:p text:style-name="P3">2<text:tab/>who</text:p>
      <text:p text:style-name="P3">3<text:tab/>that</text:p>
      <text:p text:style-name="P3">4<text:tab/>which </text:p>
      <text:p text:style-name="P3">5<text:tab/>who</text:p>
      <text:p text:style-name="P3">6<text:tab/>that</text:p>
      <text:p text:style-name="P3">7<text:tab/>which</text:p>
      <text:p text:style-name="P3">8<text:tab/>who</text:p>
      <text:p text:style-name="P3"/>
      <text:p text:style-name="P3">p. 59 nr. 3</text:p>
      <text:p text:style-name="P3">1)<text:tab/>To my surprise, NetZip wreaked havoc on my computer, ...</text:p>
      <text:p text:style-name="P3">2)<text:tab/>Some programs scatter icons on your desktop. Others install themselves in the system tray, ..</text:p>
      <text:p text:style-name="P3">3)<text:tab/>Blame for this mess is divided between Microsoft and other software companies.</text:p>
      <text:p text:style-name="P3">4)<text:tab/>The most important thing is to pay attention during any program installation.</text:p>
      <text:p text:style-name="P3">5)<text:tab/>… is for software companies to clean up their acts and stop sending out sloppy, ill-mannered</text:p>
      <text:p text:style-name="P3"><text:tab/>packages.</text:p>
      <text:p text:style-name="P3"/>
      <text:p text:style-name="P3"/>
      <text:p text:style-name="P3">UNIT 7</text:p>
      <text:p text:style-name="P3">p. 60 nr. 2</text:p>
      <text:p text:style-name="P3"/>
      <text:p text:style-name="P3">1<text:tab/>C</text:p>
      <text:p text:style-name="P3">2<text:tab/>D</text:p>
      <text:p text:style-name="P3">3<text:tab/>F</text:p>
      <text:p text:style-name="P3">4<text:tab/>A</text:p>
      <text:p text:style-name="P3">5<text:tab/>E</text:p>
      <text:p text:style-name="P3">6<text:tab/>B</text:p>
      <text:p text:style-name="P3"/>
      <text:p text:style-name="P3">p.60 nr.3</text:p>
      <table:table table:name="Tabelle3" table:style-name="Tabelle3">
        <table:table-column table:style-name="Tabelle3.A" table:number-columns-repeated="3"/>
        <table:table-row>
          <table:table-cell table:style-name="Tabelle3.A1" office:value-type="string">
            <text:p text:style-name="P8">adjective</text:p>
          </table:table-cell>
          <table:table-cell table:style-name="Tabelle3.A1" office:value-type="string">
            <text:p text:style-name="P8">adverb</text:p>
          </table:table-cell>
          <table:table-cell table:style-name="Tabelle3.C1" office:value-type="string">
            <text:p text:style-name="P8">German</text:p>
          </table:table-cell>
        </table:table-row>
        <table:table-row>
          <table:table-cell table:style-name="Tabelle3.A2" office:value-type="string">
            <text:p text:style-name="P8">usual</text:p>
          </table:table-cell>
          <table:table-cell table:style-name="Tabelle3.A2" office:value-type="string">
            <text:p text:style-name="P8">usually</text:p>
          </table:table-cell>
          <table:table-cell table:style-name="Tabelle3.C2" office:value-type="string">
            <text:p text:style-name="P8">gewöhnlich</text:p>
          </table:table-cell>
        </table:table-row>
        <table:table-row>
          <table:table-cell table:style-name="Tabelle3.A2" office:value-type="string">
            <text:p text:style-name="P8">correct</text:p>
          </table:table-cell>
          <table:table-cell table:style-name="Tabelle3.A2" office:value-type="string">
            <text:p text:style-name="P8">correctly</text:p>
          </table:table-cell>
          <table:table-cell table:style-name="Tabelle3.C2" office:value-type="string">
            <text:p text:style-name="P8">richtig</text:p>
          </table:table-cell>
        </table:table-row>
        <table:table-row>
          <table:table-cell table:style-name="Tabelle3.A2" office:value-type="string">
            <text:p text:style-name="P8">general</text:p>
          </table:table-cell>
          <table:table-cell table:style-name="Tabelle3.A2" office:value-type="string">
            <text:p text:style-name="P8">generally</text:p>
          </table:table-cell>
          <table:table-cell table:style-name="Tabelle3.C2" office:value-type="string">
            <text:p text:style-name="P8">allgemein</text:p>
          </table:table-cell>
        </table:table-row>
        <table:table-row>
          <table:table-cell table:style-name="Tabelle3.A2" office:value-type="string">
            <text:p text:style-name="P8">direct</text:p>
          </table:table-cell>
          <table:table-cell table:style-name="Tabelle3.A2" office:value-type="string">
            <text:p text:style-name="P8">directly</text:p>
          </table:table-cell>
          <table:table-cell table:style-name="Tabelle3.C2" office:value-type="string">
            <text:p text:style-name="P8">direkt</text:p>
          </table:table-cell>
        </table:table-row>
        <table:table-row>
          <table:table-cell table:style-name="Tabelle3.A2" office:value-type="string">
            <text:p text:style-name="P8">actual</text:p>
          </table:table-cell>
          <table:table-cell table:style-name="Tabelle3.A2" office:value-type="string">
            <text:p text:style-name="P8">actually</text:p>
          </table:table-cell>
          <table:table-cell table:style-name="Tabelle3.C2" office:value-type="string">
            <text:p text:style-name="P8">Eigentlich, tatsächlich</text:p>
          </table:table-cell>
        </table:table-row>
        <table:table-row>
          <table:table-cell table:style-name="Tabelle3.A2" office:value-type="string">
            <text:p text:style-name="P8">accidental</text:p>
          </table:table-cell>
          <table:table-cell table:style-name="Tabelle3.A2" office:value-type="string">
            <text:p text:style-name="P8">accidentally</text:p>
          </table:table-cell>
          <table:table-cell table:style-name="Tabelle3.C2" office:value-type="string">
            <text:p text:style-name="P8">zufällig</text:p>
          </table:table-cell>
        </table:table-row>
        <table:table-row>
          <table:table-cell table:style-name="Tabelle3.A2" office:value-type="string">
            <text:p text:style-name="P8">real</text:p>
          </table:table-cell>
          <table:table-cell table:style-name="Tabelle3.A2" office:value-type="string">
            <text:p text:style-name="P8">really</text:p>
          </table:table-cell>
          <table:table-cell table:style-name="Tabelle3.C2" office:value-type="string">
            <text:p text:style-name="P8">wirklich</text:p>
          </table:table-cell>
        </table:table-row>
      </table:table>
      <text:p text:style-name="P4"/>
      <text:p text:style-name="P4"/>
      <text:p text:style-name="P4"/>
      <text:p text:style-name="P4"/>
      <text:p text:style-name="P4"/>
      <text:p text:style-name="P4"><text:soft-page-break/></text:p>
      <text:p text:style-name="P4"/>
      <text:p text:style-name="P4">adjectives and adverbs</text:p>
      <text:p text:style-name="P4">exceptions:</text:p>
      <table:table table:name="Tabelle4" table:style-name="Tabelle4">
        <table:table-column table:style-name="Tabelle4.A" table:number-columns-repeated="2"/>
        <table:table-row>
          <table:table-cell table:style-name="Tabelle4.A1" office:value-type="string">
            <text:p text:style-name="P9">adjective</text:p>
          </table:table-cell>
          <table:table-cell table:style-name="Tabelle4.B1" office:value-type="string">
            <text:p text:style-name="P9">adverb</text:p>
          </table:table-cell>
        </table:table-row>
        <table:table-row>
          <table:table-cell table:style-name="Tabelle4.A2" office:value-type="string">
            <text:p text:style-name="P9">hard</text:p>
          </table:table-cell>
          <table:table-cell table:style-name="Tabelle4.B2" office:value-type="string">
            <text:p text:style-name="P9">hard/hardly</text:p>
          </table:table-cell>
        </table:table-row>
        <table:table-row>
          <table:table-cell table:style-name="Tabelle4.A2" office:value-type="string">
            <text:p text:style-name="P9">high</text:p>
          </table:table-cell>
          <table:table-cell table:style-name="Tabelle4.B2" office:value-type="string">
            <text:p text:style-name="P9">high/highly</text:p>
          </table:table-cell>
        </table:table-row>
        <table:table-row>
          <table:table-cell table:style-name="Tabelle4.A2" office:value-type="string">
            <text:p text:style-name="P9">deep</text:p>
          </table:table-cell>
          <table:table-cell table:style-name="Tabelle4.B2" office:value-type="string">
            <text:p text:style-name="P9">deep/deeply</text:p>
          </table:table-cell>
        </table:table-row>
        <table:table-row>
          <table:table-cell table:style-name="Tabelle4.A2" office:value-type="string">
            <text:p text:style-name="P9">fair</text:p>
          </table:table-cell>
          <table:table-cell table:style-name="Tabelle4.B2" office:value-type="string">
            <text:p text:style-name="P9">fair/fairly</text:p>
          </table:table-cell>
        </table:table-row>
        <table:table-row>
          <table:table-cell table:style-name="Tabelle4.A2" office:value-type="string">
            <text:p text:style-name="P9">first</text:p>
          </table:table-cell>
          <table:table-cell table:style-name="Tabelle4.B2" office:value-type="string">
            <text:p text:style-name="P9">first/firstly</text:p>
          </table:table-cell>
        </table:table-row>
        <table:table-row>
          <table:table-cell table:style-name="Tabelle4.A2" office:value-type="string">
            <text:p text:style-name="P9">late</text:p>
          </table:table-cell>
          <table:table-cell table:style-name="Tabelle4.B2" office:value-type="string">
            <text:p text:style-name="P9">late/lately</text:p>
          </table:table-cell>
        </table:table-row>
        <table:table-row>
          <table:table-cell table:style-name="Tabelle4.A2" office:value-type="string">
            <text:p text:style-name="P9">most</text:p>
          </table:table-cell>
          <table:table-cell table:style-name="Tabelle4.B2" office:value-type="string">
            <text:p text:style-name="P9">most/mostly</text:p>
          </table:table-cell>
        </table:table-row>
        <table:table-row>
          <table:table-cell table:style-name="Tabelle4.A2" office:value-type="string">
            <text:p text:style-name="P9">near</text:p>
          </table:table-cell>
          <table:table-cell table:style-name="Tabelle4.B2" office:value-type="string">
            <text:p text:style-name="P9">near/nearly</text:p>
          </table:table-cell>
        </table:table-row>
        <table:table-row>
          <table:table-cell table:style-name="Tabelle4.A2" office:value-type="string">
            <text:p text:style-name="P9">last</text:p>
          </table:table-cell>
          <table:table-cell table:style-name="Tabelle4.B2" office:value-type="string">
            <text:p text:style-name="P9">last/lastly</text:p>
          </table:table-cell>
        </table:table-row>
        <table:table-row>
          <table:table-cell table:style-name="Tabelle4.A2" office:value-type="string">
            <text:p text:style-name="P9">short</text:p>
          </table:table-cell>
          <table:table-cell table:style-name="Tabelle4.B2" office:value-type="string">
            <text:p text:style-name="P9">short/shortly</text:p>
          </table:table-cell>
        </table:table-row>
        <table:table-row>
          <table:table-cell table:style-name="Tabelle4.A2" office:value-type="string">
            <text:p text:style-name="P9">wide</text:p>
          </table:table-cell>
          <table:table-cell table:style-name="Tabelle4.B2" office:value-type="string">
            <text:p text:style-name="P9">wide/widely</text:p>
          </table:table-cell>
        </table:table-row>
        <table:table-row>
          <table:table-cell table:style-name="Tabelle4.A2" office:value-type="string">
            <text:p text:style-name="P9">good</text:p>
          </table:table-cell>
          <table:table-cell table:style-name="Tabelle4.B2" office:value-type="string">
            <text:p text:style-name="P9">well</text:p>
          </table:table-cell>
        </table:table-row>
      </table:table>
      <text:p text:style-name="P5"/>
      <text:p text:style-name="P7">forming</text:p>
      <text:p text:style-name="P5">a) ending“~ly“ example: slow → slowly</text:p>
      <text:p text:style-name="P5">b) adjectives with ending“ly“</text:p>
      <text:p text:style-name="P5"><text:tab/>She is friendly.</text:p>
      <text:p text:style-name="P5"><text:tab/>She speaks in a friendly way.</text:p>
      <text:p text:style-name="P5"/>
      <text:p text:style-name="P5">p.62 nr.4</text:p>
      <text:p text:style-name="P5">1<text:tab/>accidentally</text:p>
      <text:p text:style-name="P5">2<text:tab/>usually</text:p>
      <text:p text:style-name="P5">3<text:tab/>directly</text:p>
      <text:p text:style-name="P5">4<text:tab/>correct</text:p>
      <text:p text:style-name="P5">5<text:tab/>actually</text:p>
      <text:p text:style-name="P5">6<text:tab/>real</text:p>
      <text:p text:style-name="P5">7<text:tab/>correctly</text:p>
      <text:p text:style-name="P5">8<text:tab/>direct</text:p>
      <text:p text:style-name="P5">9<text:tab/>other</text:p>
      <text:p text:style-name="P5">10<text:tab/>accidentally</text:p>
      <text:p text:style-name="P5"/>
      <text:p text:style-name="P5">Present perfect</text:p>
      <text:p text:style-name="P6">past tense</text:p>
      <text:p text:style-name="P5">→ abgeschlossene Handlung in der Vergangenheit</text:p>
      <text:p text:style-name="P5"/>
      <text:p text:style-name="P5">+ Person + verb + ~“ed“ - Yesterday I walked around.</text:p>
      <text:p text:style-name="P5">- <text:s/>Person + didn't + verb <text:s/>- Yesterday I didn't walk around.</text:p>
      <text:p text:style-name="P5">? <text:s/>Did + Person + verb <text:s text:c="3"/>- Did you walk around yesterday?</text:p>
      <text:p text:style-name="P5">→ keywords: yesterday, last Monday, last year, in 2005, 2 years <text:span text:style-name="T1">ago</text:span>, when I was a <text:span text:style-name="T1">child</text:span> (younger)</text:p>
      <text:p text:style-name="P5"/>
      <text:p text:style-name="P5"/>
      <text:p text:style-name="P5"/>
      <text:p text:style-name="P6"><text:soft-page-break/>past progressive <text:span text:style-name="T3">( -ing Form der Vergangenheit)</text:span></text:p>
      <text:p text:style-name="P5">→ Handlungen, die zum Zeitpunkt in der Vergangenheit im Verlauf waren</text:p>
      <text:p text:style-name="P5">→ keywords: when, while</text:p>
      <text:p text:style-name="P5"/>
      <text:p text:style-name="P6"><text:span text:style-name="T3">Yesterday, while </text:span><text:span text:style-name="T2">I was waiting</text:span><text:span text:style-name="T3"> for the bus, it started to rain.</text:span></text:p>
      <text:p text:style-name="P5"/>
      <text:p text:style-name="P5"/>
      <text:p text:style-name="P5">09.12.2013 diagram presentation</text:p>
      <text:p text:style-name="P5"/>
      <text:p text:style-name="P5">spreading of operating systems</text:p>
      <text:p text:style-name="P5"/>
      <text:p text:style-name="P5">This pie diagram displays the spreading of operating systems, was published in the march this year. It is not divided into the different types of hardware which use the mentioned system, but it gives a general overview through the wide landscape of operating systems.</text:p>
      <text:p text:style-name="P5">The different systems are marked with different colors, dark grey for Windows, bright grey for Macintosh, purple for Linux and the white one are several other systems.</text:p>
      <text:p text:style-name="P5">You can see that Windows is used for more then 90%, exactly 90,81%, of all systems, distributed all over the world. The second biggest one is Macintosh, which is normally installed on Apple Products. It has a percentage of 7,24%.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_20_1" draw:display-name="Arrowhead 1" svg:viewBox="0 0 1131 902" svg:d="m564 0-564 902h1131z"/>
    <draw:marker draw:name="Arrowhead_20_2" draw:display-name="Arrowhead 2" svg:viewBox="0 0 836 110" svg:d="m0 0h278 278 280v36 36 38h-278-278-280v-36-3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Freitag</meta:initial-creator>
    <meta:creation-date>2012-09-18T11:53:46</meta:creation-date>
    <dc:date>2013-12-09T00:53:52</dc:date>
    <meta:editing-duration>P3DT1H37M5S</meta:editing-duration>
    <meta:editing-cycles>29</meta:editing-cycles>
    <meta:generator>LibreOffice/3.5$Linux_X86_64 LibreOffice_project/350m1$Build-2</meta:generator>
    <meta:document-statistic meta:table-count="4" meta:image-count="0" meta:object-count="0" meta:page-count="10" meta:paragraph-count="340" meta:word-count="1631" meta:character-count="9898" meta:non-whitespace-character-count="8572"/>
  </office:meta>
</office:document-meta>
</file>